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42242"/>
    </style:style>
    <style:style style:name="P2" style:family="paragraph" style:parent-style-name="Preformatted_20_Text">
      <style:text-properties style:text-underline-style="solid" style:text-underline-width="auto" style:text-underline-color="font-color" fo:font-weight="bold" officeooo:paragraph-rsid="00042242" style:font-weight-asian="bold" style:font-weight-complex="bold"/>
    </style:style>
    <style:style style:name="P3" style:family="paragraph" style:parent-style-name="Preformatted_20_Text">
      <style:text-properties officeooo:paragraph-rsid="00076090"/>
    </style:style>
    <style:style style:name="P4" style:family="paragraph" style:parent-style-name="Preformatted_20_Text">
      <style:text-properties officeooo:paragraph-rsid="0008258b"/>
    </style:style>
    <style:style style:name="P5" style:family="paragraph" style:parent-style-name="Preformatted_20_Text">
      <style:text-properties officeooo:paragraph-rsid="000b1caa"/>
    </style:style>
    <style:style style:name="P6" style:family="paragraph" style:parent-style-name="Preformatted_20_Text">
      <style:text-properties officeooo:paragraph-rsid="000c06fb"/>
    </style:style>
    <style:style style:name="P7" style:family="paragraph" style:parent-style-name="Preformatted_20_Text">
      <style:text-properties fo:color="#008000" officeooo:paragraph-rsid="00042242"/>
    </style:style>
    <style:style style:name="P8" style:family="paragraph" style:parent-style-name="Preformatted_20_Text">
      <style:text-properties officeooo:paragraph-rsid="0018c670"/>
    </style:style>
    <style:style style:name="P9" style:family="paragraph" style:parent-style-name="Preformatted_20_Text">
      <style:text-properties fo:color="#ff00ff" officeooo:paragraph-rsid="0018c670"/>
    </style:style>
    <style:style style:name="P10" style:family="paragraph" style:parent-style-name="Preformatted_20_Text">
      <style:paragraph-properties fo:text-align="center" style:justify-single-word="false"/>
      <style:text-properties officeooo:paragraph-rsid="00042242"/>
    </style:style>
    <style:style style:name="P11" style:family="paragraph" style:parent-style-name="Preformatted_20_Text">
      <style:text-properties officeooo:paragraph-rsid="001a7c9c"/>
    </style:style>
    <style:style style:name="T1" style:family="text">
      <style:text-properties officeooo:rsid="00042242"/>
    </style:style>
    <style:style style:name="T2" style:family="text">
      <style:text-properties officeooo:rsid="0005af6e"/>
    </style:style>
    <style:style style:name="T3" style:family="text">
      <style:text-properties style:text-underline-style="solid" style:text-underline-width="auto" style:text-underline-color="font-color" fo:font-weight="bold" officeooo:rsid="00042242" style:font-weight-asian="bold" style:font-weight-complex="bold"/>
    </style:style>
    <style:style style:name="T4" style:family="text">
      <style:text-properties style:text-underline-style="solid" style:text-underline-width="auto" style:text-underline-color="font-color" officeooo:rsid="0015151a"/>
    </style:style>
    <style:style style:name="T5" style:family="text">
      <style:text-properties style:text-underline-style="solid" style:text-underline-width="auto" style:text-underline-color="font-color" officeooo:rsid="00113957"/>
    </style:style>
    <style:style style:name="T6" style:family="text">
      <style:text-properties officeooo:rsid="0015151a"/>
    </style:style>
    <style:style style:name="T7" style:family="text">
      <style:text-properties officeooo:rsid="0008258b"/>
    </style:style>
    <style:style style:name="T8" style:family="text">
      <style:text-properties fo:font-weight="bold" officeooo:rsid="00042242" style:font-weight-asian="bold" style:font-weight-complex="bold"/>
    </style:style>
    <style:style style:name="T9" style:family="text">
      <style:text-properties fo:font-weight="bold" officeooo:rsid="000ebcbe" style:font-weight-asian="bold" style:font-weight-complex="bold"/>
    </style:style>
    <style:style style:name="T10" style:family="text">
      <style:text-properties fo:font-weight="bold" officeooo:rsid="0015151a" style:font-weight-asian="bold" style:font-weight-complex="bold"/>
    </style:style>
    <style:style style:name="T11" style:family="text">
      <style:text-properties fo:font-weight="bold" officeooo:rsid="0008258b" style:font-weight-asian="bold" style:font-weight-complex="bold"/>
    </style:style>
    <style:style style:name="T12" style:family="text">
      <style:text-properties fo:font-size="13pt" officeooo:rsid="00042242" style:font-size-asian="13pt" style:font-size-complex="13pt"/>
    </style:style>
    <style:style style:name="T13" style:family="text">
      <style:text-properties fo:font-size="13pt" fo:font-weight="bold" officeooo:rsid="00042242" style:font-size-asian="13pt" style:font-weight-asian="bold" style:font-size-complex="13pt" style:font-weight-complex="bold"/>
    </style:style>
    <style:style style:name="T14" style:family="text">
      <style:text-properties fo:color="#0000ff" fo:font-size="13pt" fo:font-weight="bold" officeooo:rsid="00042242" style:font-size-asian="13pt" style:font-weight-asian="bold" style:font-size-complex="13pt" style:font-weight-complex="bold"/>
    </style:style>
    <style:style style:name="T15" style:family="text">
      <style:text-properties fo:color="#0000ff" fo:font-size="13pt" fo:font-weight="bold" officeooo:rsid="000b1caa" style:font-size-asian="13pt" style:font-weight-asian="bold" style:font-size-complex="13pt" style:font-weight-complex="bold"/>
    </style:style>
    <style:style style:name="T16" style:family="text">
      <style:text-properties fo:color="#0000ff" fo:font-size="13pt" style:text-underline-style="none" fo:font-weight="bold" officeooo:rsid="00042242" style:font-size-asian="13pt" style:font-weight-asian="bold" style:font-size-complex="13pt" style:font-weight-complex="bold"/>
    </style:style>
    <style:style style:name="T17" style:family="text">
      <style:text-properties officeooo:rsid="00092f27"/>
    </style:style>
    <style:style style:name="T18" style:family="text">
      <style:text-properties fo:color="#ff0000" officeooo:rsid="0015151a"/>
    </style:style>
    <style:style style:name="T19" style:family="text">
      <style:text-properties fo:color="#ff0000" officeooo:rsid="000ebcbe"/>
    </style:style>
    <style:style style:name="T20" style:family="text">
      <style:text-properties officeooo:rsid="000b1caa"/>
    </style:style>
    <style:style style:name="T21" style:family="text">
      <style:text-properties fo:font-style="italic" officeooo:rsid="00042242" style:font-style-asian="italic" style:font-style-complex="italic"/>
    </style:style>
    <style:style style:name="T22" style:family="text">
      <style:text-properties fo:font-style="italic" officeooo:rsid="00100fd5" style:font-style-asian="italic" style:font-style-complex="italic"/>
    </style:style>
    <style:style style:name="T23" style:family="text">
      <style:text-properties fo:font-style="italic" officeooo:rsid="000b1caa" style:font-style-asian="italic" style:font-style-complex="italic"/>
    </style:style>
    <style:style style:name="T24" style:family="text">
      <style:text-properties fo:font-style="italic" officeooo:rsid="0015151a" style:font-style-asian="italic" style:font-style-complex="italic"/>
    </style:style>
    <style:style style:name="T25" style:family="text">
      <style:text-properties fo:font-style="italic" officeooo:rsid="000ebcbe" style:font-style-asian="italic" style:font-style-complex="italic"/>
    </style:style>
    <style:style style:name="T26" style:family="text">
      <style:text-properties fo:font-style="italic" officeooo:rsid="00113957" style:font-style-asian="italic" style:font-style-complex="italic"/>
    </style:style>
    <style:style style:name="T27" style:family="text">
      <style:text-properties fo:font-style="italic" style:text-underline-style="solid" style:text-underline-width="auto" style:text-underline-color="font-color" officeooo:rsid="000c06fb" style:font-style-asian="italic" style:font-style-complex="italic"/>
    </style:style>
    <style:style style:name="T28" style:family="text">
      <style:text-properties fo:font-style="italic" style:text-underline-style="solid" style:text-underline-width="auto" style:text-underline-color="font-color" officeooo:rsid="00042242" style:font-style-asian="italic" style:font-style-complex="italic"/>
    </style:style>
    <style:style style:name="T29" style:family="text">
      <style:text-properties fo:font-style="italic" style:text-underline-style="solid" style:text-underline-width="auto" style:text-underline-color="font-color" officeooo:rsid="00113957" style:font-style-asian="italic" style:font-style-complex="italic"/>
    </style:style>
    <style:style style:name="T30" style:family="text">
      <style:text-properties officeooo:rsid="000c06fb"/>
    </style:style>
    <style:style style:name="T31" style:family="text">
      <style:text-properties officeooo:rsid="000db9bc"/>
    </style:style>
    <style:style style:name="T32" style:family="text">
      <style:text-properties officeooo:rsid="000e6051"/>
    </style:style>
    <style:style style:name="T33" style:family="text">
      <style:text-properties officeooo:rsid="000ebcbe"/>
    </style:style>
    <style:style style:name="T34" style:family="text">
      <style:text-properties officeooo:rsid="00113957"/>
    </style:style>
    <style:style style:name="T35" style:family="text">
      <style:text-properties officeooo:rsid="0012c27c"/>
    </style:style>
    <style:style style:name="T36" style:family="text">
      <style:text-properties officeooo:rsid="0013da2f"/>
    </style:style>
    <style:style style:name="T37" style:family="text">
      <style:text-properties officeooo:rsid="001439a8"/>
    </style:style>
    <style:style style:name="T38" style:family="text">
      <style:text-properties officeooo:rsid="0015893b"/>
    </style:style>
    <style:style style:name="T39" style:family="text">
      <style:text-properties officeooo:rsid="00170db1"/>
    </style:style>
    <style:style style:name="T40" style:family="text">
      <style:text-properties officeooo:rsid="0018c67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********** </text:span><text:span text:style-name="T14">@import</text:span><text:span text:style-name="T1"> **********</text:span></text:p>
      <text:p text:style-name="P5"><text:span text:style-name="T1"></text:span></text:p>
      <text:p text:style-name="P5"><text:span text:style-name="T3">Organisation des données en mémoire:</text:span></text:p>
      <text:p text:style-name="P1"><text:span text:style-name="T1"><text:tab/></text:span><text:span text:style-name="T30">Les données seraient organisées en mémoire sous la forme d'</text:span><text:span text:style-name="T1">un </text:span><text:span text:style-name="T21">tableau</text:span><text:span text:style-name="T1"> de modules, avec une </text:span><text:span text:style-name="T21">liste</text:span><text:span text:style-name="T1"> de symboles pour chaque module de ce tableau.</text:span></text:p>
      <text:p text:style-name="P1"><text:span text:style-name="T1"></text:span></text:p>
      <text:p text:style-name="P2"><text:span text:style-name="T1">Définition des symboles:</text:span></text:p>
      <text:p text:style-name="P6"><text:span text:style-name="T1"><text:tab/></text:span><text:span text:style-name="T30">En mémoire, les symboles</text:span><text:span text:style-name="T1"> auraient la forme d'une </text:span><text:span text:style-name="T21">classe</text:span><text:span text:style-name="T1"> de données, conten</text:span><text:span text:style-name="T30">ant:</text:span></text:p>
      <text:p text:style-name="P6"><text:span text:style-name="T30">- </text:span><text:span text:style-name="T27">U</text:span><text:span text:style-name="T28">ne copi</text:span><text:span text:style-name="T27">e </text:span><text:span text:style-name="T28">du noeud</text:span><text:span text:style-name="T1"> correspondant, avec les informations du type ainsi que le nom s'il n'est pas </text:span><text:span text:style-name="T30">trouvé </text:span><text:span text:style-name="T1">dans le</text:span><text:span text:style-name="T30">s informations du</text:span><text:span text:style-name="T1"> noeud</text:span></text:p>
      <text:p text:style-name="P6"><text:span text:style-name="T30">- </text:span><text:span text:style-name="T27">L</text:span><text:span text:style-name="T28">e nom d</text:span><text:span text:style-name="T27">u</text:span><text:span text:style-name="T28"> symbole manglé</text:span><text:span text:style-name="T1">.</text:span></text:p>
      <text:p text:style-name="P1"><text:span text:style-name="T1"><text:tab/></text:span><text:span text:style-name="T31">Ces informations seraient réparties</text:span><text:span text:style-name="T1"> dans </text:span><text:span text:style-name="T21">deux tableaux distincts</text:span><text:span text:style-name="T1">, un pour les </text:span><text:span text:style-name="T21">fonctions</text:span><text:span text:style-name="T1">, un autre pour les </text:span><text:span text:style-name="T21">variables</text:span><text:span text:style-name="T1">.</text:span></text:p>
      <text:p text:style-name="P1"><text:span text:style-name="T1"><text:tab/>A la compilation d'un fichier .kh </text:span><text:span text:style-name="T32">se</text:span><text:span text:style-name="T1"> gén</text:span><text:span text:style-name="T32">e</text:span><text:span text:style-name="T1">re</text:span><text:span text:style-name="T32">raient</text:span><text:span text:style-name="T1"> un fichier .h cont</text:span><text:span text:style-name="T32">enant</text:span><text:span text:style-name="T1"> les déclarations C, ainsi qu'un fichier .kho cont</text:span><text:span text:style-name="T32">enant</text:span><text:span text:style-name="T1"> sous forme binaire</text:span></text:p>
      <text:p text:style-name="P3"><text:span text:style-name="T1">les données mémoire évoquées plus haut.</text:span></text:p>
      <text:p text:style-name="P3"><text:span text:style-name="T1"><text:tab/></text:span><text:span text:style-name="T32">U</text:span><text:span text:style-name="T1">ne vérification du timestamp de ces 3 fichiers (kh, kho, h) </text:span><text:span text:style-name="T32">sera effectuée</text:span><text:span text:style-name="T1"> </text:span><text:span text:style-name="T32">afin de </text:span><text:span text:style-name="T1">ne compiler le .kh que s'il est plus récent que les deux autres.</text:span></text:p>
      <text:p text:style-name="P1"><text:span text:style-name="T1"><text:tab/>Au moment du </text:span><text:span text:style-name="T8">@import</text:span><text:span text:style-name="T1">, ce .kho </text:span><text:span text:style-name="T32">sera donc chargé</text:span><text:span text:style-name="T1"> et </text:span><text:span text:style-name="T33">a</text:span><text:span text:style-name="T1">jout</text:span><text:span text:style-name="T32">é</text:span><text:span text:style-name="T1"> </text:span><text:span text:style-name="T2">à</text:span><text:span text:style-name="T1"> </text:span><text:span text:style-name="T32">la </text:span><text:span text:style-name="T1">structure de donn</text:span><text:span text:style-name="T2">é</text:span><text:span text:style-name="T1">es.</text:span></text:p>
      <text:p text:style-name="P1"><text:span text:style-name="T1"></text:span></text:p>
      <text:p text:style-name="P1"><text:span text:style-name="T1"></text:span></text:p>
      <text:p text:style-name="P10"><text:span text:style-name="T1">********** </text:span><text:span text:style-name="T16">@module</text:span><text:span text:style-name="T1"> **********</text:span></text:p>
      <text:p text:style-name="P5"><text:span text:style-name="T1"></text:span></text:p>
      <text:p text:style-name="P5"><text:span text:style-name="T1"><text:tab/></text:span><text:span text:style-name="T33">Le @module s'appuie sur </text:span><text:span text:style-name="T6">la BNF suivante:</text:span></text:p>
      <text:p text:style-name="P4"><text:span text:style-name="T6"><text:tab/></text:span><text:span text:style-name="T18">// Insert BNF</text:span></text:p>
      <text:p text:style-name="P5"><text:span text:style-name="T6"><text:tab/>Pour l'instant, lorsqu'on rencontre un </text:span><text:span text:style-name="T10">@module</text:span><text:span text:style-name="T6">, on se contente d'ajouter le stat</text:span><text:span text:style-name="T7">e</text:span><text:span text:style-name="T6">ment </text:span><text:span text:style-name="T20">qui lui est assoscié</text:span><text:span text:style-name="T6"> </text:span><text:span text:style-name="T20">à</text:span><text:span text:style-name="T6"> l'arbre, et d'ajouter les typedef qu'il contient dans le tableau des types du cnorm.</text:span></text:p>
      <text:p text:style-name="P5"><text:span text:style-name="T6"><text:tab/></text:span><text:span text:style-name="T20">C</text:span><text:span text:style-name="T6">e stat</text:span><text:span text:style-name="T20">e</text:span><text:span text:style-name="T6">ment </text:span><text:span text:style-name="T20">étant </text:span><text:span text:style-name="T6">sous forme d'</text:span><text:span text:style-name="T4">arbre parsé par le cnorm</text:span><text:span text:style-name="T6">, on peut très simplement y </text:span><text:span text:style-name="T24">accéder</text:span><text:span text:style-name="T6">, </text:span><text:span text:style-name="T33">par exemple pour </text:span><text:span text:style-name="T24">stock</text:span><text:span text:style-name="T25">er</text:span><text:span text:style-name="T6"> tout le contenu dont on a besoin dan</text:span><text:span text:style-name="T20">s</text:span><text:span text:style-name="T6"> la structure de données plus haut, </text:span><text:span text:style-name="T20">e</text:span><text:span text:style-name="T6">t le </text:span><text:span text:style-name="T24">modifier</text:span><text:span text:style-name="T6">, </text:span><text:span text:style-name="T20">en </text:span><text:span text:style-name="T6">pass</text:span><text:span text:style-name="T20">ant</text:span><text:span text:style-name="T6"> les variables en extern, </text:span><text:span text:style-name="T20">en </text:span><text:span text:style-name="T6">appliqu</text:span><text:span text:style-name="T20">ant</text:span><text:span text:style-name="T6"> le mangling etc.</text:span></text:p>
      <text:p text:style-name="P1"><text:span text:style-name="T1"></text:span></text:p>
      <text:p text:style-name="P10"><text:span text:style-name="T1">********** </text:span><text:span text:style-name="T14">@implementation</text:span><text:span text:style-name="T1"> **********</text:span></text:p>
      <text:p text:style-name="P1"><text:span text:style-name="T1"></text:span></text:p>
      <text:p text:style-name="P1"><text:span text:style-name="T1"><text:tab/></text:span><text:span text:style-name="T33">Le </text:span><text:span text:style-name="T9">@implementation</text:span><text:span text:style-name="T33"> s'appuie sur la BNF suivante:</text:span></text:p>
      <text:p text:style-name="P1"><text:span text:style-name="T33"><text:tab/></text:span><text:span text:style-name="T19">// Insert BNF</text:span></text:p>
      <text:p text:style-name="P1"><text:span text:style-name="T1"><text:tab/>Chaque </text:span><text:span text:style-name="T8">@module</text:span><text:span text:style-name="T1"> a son </text:span><text:span text:style-name="T8">@implementation</text:span><text:span text:style-name="T1"> assosci</text:span><text:span text:style-name="T7">ée</text:span><text:span text:style-name="T1">.</text:span></text:p>
      <text:p text:style-name="P1"><text:span text:style-name="T1"><text:tab/>On commence par d</text:span><text:span text:style-name="T7">é</text:span><text:span text:style-name="T1">finir les variables d</text:span><text:span text:style-name="T7">é</text:span><text:span text:style-name="T1">clar</text:span><text:span text:style-name="T7">é</text:span><text:span text:style-name="T1">es dans le </text:span><text:span text:style-name="T8">@module</text:span><text:span text:style-name="T1"> en leur</text:span></text:p>
      <text:p text:style-name="P1"><text:span text:style-name="T1">assosciant une valeur si n</text:span><text:span text:style-name="T7">é</text:span><text:span text:style-name="T1">c</text:span><text:span text:style-name="T7">é</text:span><text:span text:style-name="T1">ssaire (valeur </text:span><text:span text:style-name="T33">devant être</text:span><text:span text:style-name="T1"> ajout</text:span><text:span text:style-name="T33">ée</text:span><text:span text:style-name="T1"> </text:span><text:span text:style-name="T7">à</text:span><text:span text:style-name="T1"> notre structure de donn</text:span><text:span text:style-name="T7">é</text:span><text:span text:style-name="T1">es).</text:span></text:p>
      <text:p text:style-name="P1"><text:span text:style-name="T1"><text:tab/>On prend chaque fonction dans le </text:span><text:span text:style-name="T8">@impl</text:span><text:span text:style-name="T11">ementation</text:span><text:span text:style-name="T1">, et gr</text:span><text:span text:style-name="T7">â</text:span><text:span text:style-name="T1">ce </text:span><text:span text:style-name="T7">à</text:span><text:span text:style-name="T1"> la </text:span><text:span text:style-name="T22">structure de données</text:span><text:span text:style-name="T1"> on l'assoscie </text:span><text:span text:style-name="T17">à</text:span><text:span text:style-name="T1"> un symbole mangl</text:span><text:span text:style-name="T17">é</text:span><text:span text:style-name="T1">.</text:span></text:p>
      <text:p text:style-name="P1"><text:span text:style-name="T1"/></text:p>
      <text:p text:style-name="P10"><text:span text:style-name="T1">********** </text:span><text:span text:style-name="T14">Op</text:span><text:span text:style-name="T15">é</text:span><text:span text:style-name="T14">rateurs [ ]</text:span><text:span text:style-name="T1"> **********</text:span></text:p>
      <text:p text:style-name="P1"><text:span text:style-name="T1"></text:span></text:p>
      <text:p text:style-name="P1"><text:span text:style-name="T1"><text:tab/></text:span><text:span text:style-name="T21">Ces op</text:span><text:span text:style-name="T23">é</text:span><text:span text:style-name="T21">rateurs servent </text:span><text:span text:style-name="T23">à</text:span><text:span text:style-name="T21"> executer des appels KOOC</text:span><text:span text:style-name="T1">.</text:span></text:p>
      <text:p text:style-name="P7"><text:span text:style-name="T1"/></text:p>
      <text:p text:style-name="P7"><text:span text:style-name="T1">Usage:</text:span></text:p>
      <text:p text:style-name="P7"><text:span text:style-name="T1">[nom_de_module nom_de_la_fonction_dans_le_module: param1 :param2 :paramN..]</text:span></text:p>
      <text:p text:style-name="P7"><text:span text:style-name="T1">[nom_de_module.nom_de_la_variable_dans_le_module]</text:span></text:p>
      <text:p text:style-name="P1"><text:span text:style-name="T1"><text:line-break/><text:tab/>Chacun de ces appels peut </text:span><text:span text:style-name="T20">ê</text:span><text:span text:style-name="T1">tre pr</text:span><text:span text:style-name="T20">é</text:span><text:span text:style-name="T1">c</text:span><text:span text:style-name="T20">é</text:span><text:span text:style-name="T1">d</text:span><text:span text:style-name="T20">é</text:span><text:span text:style-name="T1"> d'un </text:span><text:span text:style-name="T3">@!</text:span><text:span text:style-name="T1">(type) pour forcer le choix</text:span></text:p>
      <text:p text:style-name="P1"><text:span text:style-name="T1">d'un type particulier.</text:span></text:p>
      <text:p text:style-name="P1"><text:span text:style-name="T1"><text:tab/></text:span><text:span text:style-name="T34">Le </text:span><text:span text:style-name="T29">nom du module</text:span><text:span text:style-name="T34"> est récupéré d'un côté, et </text:span><text:span text:style-name="T38">le</text:span><text:span text:style-name="T34"> </text:span><text:span text:style-name="T29">noeud décrivant la variable</text:span><text:span text:style-name="T34">, </text:span><text:soft-page-break/><text:span text:style-name="T34">d'un autre. Le nom de la variable est </text:span><text:span text:style-name="T35">ensuite </text:span><text:span text:style-name="T34">modifié </text:span><text:span text:style-name="T29">en en le préfixant du nom du module auquel la variable appartient</text:span><text:span text:style-name="T34">, </text:span><text:span text:style-name="T36">afin de fournir un mangling basique, </text:span><text:span text:style-name="T39">puis</text:span><text:span text:style-name="T37"> le noeud est renvoyé.</text:span></text:p>
      <text:p text:style-name="P1"><text:span text:style-name="T1"><text:tab/></text:span><text:span text:style-name="T40">Cela permet d'effectuer des opérations plus avancées telles que :</text:span></text:p>
      <text:p text:style-name="P8"><text:span text:style-name="T6"/></text:p>
      <text:p text:style-name="P9"><text:span text:style-name="T6">var = [Module.var_interne];</text:span></text:p>
      <text:p text:style-name="P9"><text:span text:style-name="T6">par :</text:span></text:p>
      <text:p text:style-name="P9"><text:span text:style-name="T6">var = 6Module_11var_interne;</text:span></text:p>
      <text:p text:style-name="P1"><text:span text:style-name="T1"/></text:p>
      <text:p text:style-name="P1"><text:span text:style-name="T1"></text:span></text:p>
      <text:p text:style-name="P10"><text:span text:style-name="T1">********** </text:span><text:span text:style-name="T14">Symbol mangling</text:span><text:span text:style-name="T1"> **********</text:span></text:p>
      <text:p text:style-name="P1"><text:span text:style-name="T1"></text:span></text:p>
      <text:p text:style-name="P8"><text:span text:style-name="T40">A définir.</text:span></text:p>
      <text:p text:style-name="P8"><text:span text:style-name="T40"/></text:p>
      <text:p text:style-name="P11"><text:span text:style-name="T6">{</text:span></text:p>
      <text:p text:style-name="P11"><text:span text:style-name="T6"><text:s text:c="2"/>Module1 = <text:tab/>{</text:span></text:p>
      <text:p text:style-name="P11"><text:span text:style-name="T6"><text:tab/><text:tab/><text:tab/>symbol1 = Func();</text:span></text:p>
      <text:p text:style-name="P11"><text:span text:style-name="T6"><text:tab/><text:tab/><text:tab/>symbol2 = var;</text:span></text:p>
      <text:p text:style-name="P11"><text:span text:style-name="T6"><text:tab/><text:tab/>}</text:span></text:p>
      <text:p text:style-name="P11"><text:span text:style-name="T6">}</text:span></text:p>
      <text:p text:style-name="P11"><text:span text:style-name="T6"/></text:p>
      <text:p text:style-name="P11"><text:span text:style-name="T6">{</text:span></text:p>
      <text:p text:style-name="P11"><text:span text:style-name="T6"><text:tab/>symbol1 = <text:tab/>{</text:span></text:p>
      <text:p text:style-name="P11"><text:span text:style-name="T6"><text:tab/><text:tab/><text:tab/>module = Module1, type=TypeInfo</text:span></text:p>
      <text:p text:style-name="P11"><text:span text:style-name="T6"><text:tab/><text:tab/><text:tab/>}</text:span></text:p>
      <text:p text:style-name="P11"><text:span text:style-name="T6">}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roid Sans Fallback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dc:date>2014-10-07T14:27:59</dc:date>
    <dc:creator>larue_a </dc:creator>
    <meta:generator>LibreOffice/3.6$Linux_X86_64 LibreOffice_project/360m1$Build-304</meta:generator>
    <meta:editing-duration>PT52M20S</meta:editing-duration>
    <meta:editing-cycles>19</meta:editing-cycles>
    <meta:document-statistic meta:table-count="0" meta:image-count="0" meta:object-count="0" meta:page-count="2" meta:paragraph-count="59" meta:word-count="453" meta:character-count="2913" meta:non-whitespace-character-count="2411"/>
  </office:meta>
</office:document-meta>
</file>